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2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style:snap-to-layout-grid="false"/>
      <style:text-properties fo:language="ca" fo:country="ES"/>
    </style:style>
    <style:style style:name="P5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/>
    </style:style>
    <style:style style:name="P8" style:family="paragraph" style:parent-style-name="Standard">
      <style:paragraph-properties style:line-height-at-least="0.423cm" fo:text-align="justify" style:justify-single-word="false"/>
    </style:style>
    <style:style style:name="P9" style:family="paragraph" style:parent-style-name="Standard">
      <style:paragraph-properties style:line-height-at-least="0.423cm" fo:text-align="justify" style:justify-single-word="false"/>
      <style:text-properties fo:language="fr" fo:country="FR"/>
    </style:style>
    <style:style style:name="P10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3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4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5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6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17" style:family="paragraph" style:parent-style-name="Standard" style:master-page-name="Standard">
      <style:paragraph-properties fo:text-align="end" style:justify-single-word="false"/>
      <style:text-properties fo:language="ca" fo:country="ES"/>
    </style:style>
    <style:style style:name="P18" style:family="paragraph" style:parent-style-name="Normal_20__28_Web_29_" style:list-style-name="WW8Num3">
      <style:paragraph-properties style:snap-to-layout-grid="false">
        <style:tab-stops>
          <style:tab-stop style:position="0.635cm"/>
        </style:tab-stops>
      </style:paragraph-properties>
    </style:style>
    <style:style style:name="P19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P20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style:font-name="Times" fo:language="en" fo:country="GB"/>
    </style:style>
    <style:style style:name="T7" style:family="text">
      <style:text-properties style:font-name="Times" fo:language="en" fo:country="GB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NY ACADÈMIC 2008-2009</text:p>
      <text:p text:style-name="P3">data: 16 de maig de 2008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2490 PROBABILITAT I PROCESSOS ALEATÒRIS (3T + 1,5P)</text:p>
          </table:table-cell>
        </table:table-row>
        <table:table-row table:style-name="Tabla1.1">
          <table:table-cell table:style-name="Tabla1.A2" office:value-type="string">
            <text:p text:style-name="P4">2on curs Enginyeria Tècnica en Telecomunicacions esp. Telemàtica</text:p>
            <text:p text:style-name="P4">1er quadrimestre</text:p>
            <text:p text:style-name="P4">Obligatòri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2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4">José Luis Lisani</text:p>
            <text:p text:style-name="P3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4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2" text:outline-level="1">TUTORIES</text:h>
          </table:table-cell>
        </table:table-row>
        <table:table-row table:style-name="Tabla3.1">
          <table:table-cell table:style-name="Tabla3.A2" office:value-type="string">
            <text:p text:style-name="P6"><text:span text:style-name="T1">HORARI: consultau la web del professor </text:span><text:a xlink:type="simple" xlink:href="http://dmi.uib.es/~lisani"><text:span text:style-name="Internet_20_link"><text:span text:style-name="T1">http://dmi.uib.es/~lisani</text:span></text:span></text:a><text:span text:style-name="T1"> ; </text:span></text:p>
            <text:p text:style-name="P3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6">Probabilitat i variables aleatòries multidimensionals. Processos aleatoris.</text:p>
          </table:table-cell>
        </table:table-row>
      </table:table>
      <text:p text:style-name="Standard"/>
      <text:h text:style-name="P1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OBJECTIUS</text:p>
          </table:table-cell>
        </table:table-row>
        <table:table-row table:style-name="Tabla5.1">
          <table:table-cell table:style-name="Tabla5.A2" office:value-type="string">
            <text:p text:style-name="P4">Aprofundir en els conceptes de probabilitat estudiats a Fonaments Matemàtics II.</text:p>
            <text:p text:style-name="P4">Estudi dels processos estocàstics i de la seva relació amb la transmissió de dades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>METODOLOGIA</text:p>
          </table:table-cell>
        </table:table-row>
        <table:table-row table:style-name="Tabla6.1">
          <table:table-cell table:style-name="Tabla6.A2" office:value-type="string">
            <text:p text:style-name="P4">Classes magistrals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>DESCRIPCIÓ DELS CONTINGUTS</text:p>
          </table:table-cell>
        </table:table-row>
        <table:table-row table:style-name="Tabla7.1">
          <table:table-cell table:style-name="Tabla7.A2" office:value-type="string">
            <text:p text:style-name="P4"><text:s/>Part I : Variables aleatòries vectorials</text:p>
            <text:p text:style-name="P8"/>
            <text:p text:style-name="P8">Tema 1.- Variables aleatòries vectorials</text:p>
            <text:p text:style-name="P8"><text:tab/>1.1.- Variables aleatòries bidimensionals</text:p>
            <text:p text:style-name="P8"><text:tab/>1.2.- Independència de dues variables aleatòries</text:p>
            <text:p text:style-name="P8"><text:tab/>1.3.- Probabilitat condicionada i esperança condicional</text:p>
            <text:p text:style-name="P8"><text:tab/>1.4.- Vectors aleatoris multidimensionals</text:p>
            <text:p text:style-name="P8"><text:tab/>1.5.- Funcions de variables aleatòries vectorials</text:p>
            <text:p text:style-name="P8"><text:tab/>1.6.- Moments de funcions de variables aleatòries vectorials</text:p>
            <text:p text:style-name="P8"><text:tab/>1.7.- Estimació en mitjana quadràtica</text:p>
            <text:p text:style-name="P8"/>
            <text:p text:style-name="P8">Tema 2.- Successions de variables aleatòries</text:p>
            <text:p text:style-name="P8"><text:tab/>2.1.- Sumes de variables aleatòries</text:p>
            <text:p text:style-name="P8"><text:tab/>2.2.- Lleis dels grans nombres</text:p>
            <text:p text:style-name="P8"><text:tab/>2.3.- Teorema del Límit Central</text:p>
            <text:p text:style-name="P8"/>
            <text:p text:style-name="P8">Part II: Processos estocàstics</text:p>
            <text:p text:style-name="P8"/>
            <text:p text:style-name="P8">Tema 3.- Processos estocàstics</text:p>
            <text:p text:style-name="P8"><text:tab/>3.1.- Definició de procés estocàstic</text:p>
            <text:p text:style-name="P8"><text:tab/>3.2.- Especificació d’un procés estocàstic</text:p>
            <text:p text:style-name="P8"><text:tab/>3.3.- Processos estocàstics estacionaris</text:p>
            <text:p text:style-name="P8"><text:tab/><text:span text:style-name="T5">3.4.- Exemples de processos estocàstics a temps discret</text:span></text:p>
            <text:p text:style-name="P9"><text:tab/>3.5.- Exemples de processos estocàstics a temps continu</text:p>
            <text:p text:style-name="P9"><text:tab/>3.6.- Processos estocàstics múltiples</text:p>
            <text:p text:style-name="P9"><text:tab/>3.7.- Processos gaussians</text:p>
            <text:p text:style-name="P9"><text:tab/>3.8.- Ergodicitat</text:p>
            <text:p text:style-name="P9"/>
            <text:p text:style-name="P9">Tema 4.- Anàlisi i processament de senyals aleatoris</text:p>
            <text:p text:style-name="P9"><text:tab/>4.1.- Densitat espectral de potència</text:p>
            <text:p text:style-name="P9"><text:tab/>4.2.- Transmissió d’un procés estocàstic a través d’un sistema lineal en el </text:p>
            <text:p text:style-name="P16">domini del temps </text:p>
            <text:p text:style-name="P16">4.3.- Aplicacions</text:p>
            <text:p text:style-name="P16"/>
            <text:p text:style-name="P8">Tema 5.- <text:span text:style-name="T5">Processos de Markov</text:span></text:p>
            <text:p text:style-name="P9"><text:tab/>5.1.- Definicions</text:p>
            <text:p text:style-name="P9"><text:tab/>5.2.- Exemples de processos de Markov</text:p>
            <text:p text:style-name="P9"><text:tab/>5.3.- Cadenes de Markov amb estats finits</text:p>
            <text:p text:style-name="P9"><text:tab/>5.4.- Cadenes homogènies </text:p>
            <text:p text:style-name="P8"><text:span text:style-name="T5"><text:tab/></text:span>5.5.- Distribucions estacionàries</text:p>
            <text:p text:style-name="P4"/>
          </table:table-cell>
        </table:table-row>
      </table:table>
      <text:p text:style-name="Standard"/>
      <text:p text:style-name="P3"/>
      <text:h text:style-name="P1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>OBJECTIUS</text:p>
          </table:table-cell>
        </table:table-row>
        <table:table-row table:style-name="Tabla8.1">
          <table:table-cell table:style-name="Tabla8.A2" office:value-type="string">
            <text:p text:style-name="P4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>METODOLOGIA</text:p>
          </table:table-cell>
        </table:table-row>
        <table:table-row table:style-name="Tabla9.1">
          <table:table-cell table:style-name="Tabla9.A2" office:value-type="string">
            <text:p text:style-name="P4"><text:s/>Classes magistrals de problemes i exercicis d'avaluació contínu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">DESCRIPCIÓ DELS CONTINGUTS</text:p>
          </table:table-cell>
        </table:table-row>
        <table:table-row table:style-name="Tabla10.1">
          <table:table-cell table:style-name="Tabla10.A2" office:value-type="string">
            <text:p text:style-name="P4">Col.lecció de problemes relacionats amb el contingut teòric</text:p>
          </table:table-cell>
        </table:table-row>
      </table:table>
      <text:p text:style-name="Standard"/>
      <text:p text:style-name="P3"/>
      <text:p text:style-name="P3"/>
      <text:p text:style-name="P3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2" text:outline-level="1">BIBLIOGRAFIA BÀSICA</text:h>
          </table:table-cell>
        </table:table-row>
        <table:table-row table:style-name="Tabla11.1">
          <table:table-cell table:style-name="Tabla11.A2" office:value-type="string">
            <text:list text:style-name="WW8Num2">
              <text:list-item>
                <text:p text:style-name="P10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10"><text:span text:style-name="T6">A. Leon-Garcia. </text:span><text:span text:style-name="T7">Probability and Random Processes for Electrical</text:span><text:span text:style-name="T6">. Engineering. Addison-Wesley, 1989</text:span></text:p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>BIBLIOGRAFIA COMPLEMENTÀRIA (opcional)</text:p>
          </table:table-cell>
        </table:table-row>
        <table:table-row table:style-name="Tabla12.1">
          <table:table-cell table:style-name="Tabla12.A2" office:value-type="string">
            <text:list text:style-name="WW8Num3">
              <text:list-item>
                <text:p text:style-name="P18"><text:span text:style-name="T6">A. Papoulis. </text:span><text:span text:style-name="T7">Probability, Random Variables, and Stochastic Processes</text:span><text:span text:style-name="T6">. McGraw-Hill International Editions, 1991</text:span></text:p>
              </text:list-item>
              <text:list-item>
                <text:p text:style-name="P19"><text:span text:style-name="T6">S. Haykin. </text:span><text:span text:style-name="T7">Communication Systems</text:span><text:span text:style-name="T6"> (tema 4). John Wiley &amp; Sons, 1994</text:span></text:p>
              </text:list-item>
              <text:list-item>
                <text:p text:style-name="P19"><text:span text:style-name="T6">B. Carlson. </text:span><text:span text:style-name="T7">Communication Systems</text:span><text:span text:style-name="T6"> (tema 4). 3a edició, McGraw-Hill, 1986</text:span></text:p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4"><text:s/>Es faran controls voluntaris al final de cada tema. Cada control es puntuarà amb una nota entre 0 i 1,5. La mitjana d’aquestes notes es sumarà directament a la nota de l’examen final de l’assignatura.</text:p>
            <text:p text:style-name="P4">Aquest examen final consistirà en problemes i qüestions similars als explicats al llarg del curs.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6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4">Fonaments Matemàtics I i II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">ALTRA INFORMACIÓ</text:p>
          </table:table-cell>
        </table:table-row>
        <table:table-row table:style-name="Tabla15.1">
          <table:table-cell table:style-name="Tabla15.A2" office:value-type="string">
            <text:list text:style-name="WW8Num4">
              <text:list-item>
                <text:p text:style-name="P12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2"><text:span text:style-name="T1">assignatura disponible a </text:span><text:span text:style-name="T3">Campus Extens</text:span></text:p>
              </text:list-item>
              <text:list-item>
                <text:p text:style-name="P5">idioma: català</text:p>
              </text:list-item>
              <text:list-item>
                <text:p text:style-name="P12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2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2310  Estructura de macromolècules (6 crèdits)</dc:title>
    <meta:initial-creator>Xesca</meta:initial-creator>
    <meta:creation-date>2007-06-23T10:19:00</meta:creation-date>
    <dc:creator>joseluis_2</dc:creator>
    <dc:date>2008-05-16T23:52:00</dc:date>
    <meta:print-date>2003-09-26T19:50:00</meta:print-date>
    <dc:language>es-ES</dc:language>
    <meta:editing-cycles>3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15" meta:image-count="0" meta:object-count="0" meta:page-count="3" meta:paragraph-count="82" meta:word-count="496" meta:character-count="3612"/>
  </office:meta>
</office:document-meta>
</file>